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9:45:53.94511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9-06T19:52:08.174482261</dc:date>
    <meta:editing-duration>P9DT6H26M10S</meta:editing-duration>
    <meta:editing-cycles>748</meta:editing-cycles>
    <meta:generator>LibreOffice/6.1.5.2$Linux_X86_64 LibreOffice_project/10$Build-2</meta:generator>
    <meta:document-statistic meta:table-count="1" meta:cell-count="6305" meta:object-count="0"/>
  </office:meta>
</office:document-meta>
</file>